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color="#b3b3b3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64cm"/>
    </style:style>
    <style:style style:name="gr9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1.2cm" svg:x2="10cm" svg:y2="11.2cm">
          <text:p/>
        </draw:line>
        <draw:line draw:style-name="gr1" draw:text-style-name="P1" draw:layer="layout" svg:x1="2.96cm" svg:y1="16.3cm" svg:x2="2.96cm" svg:y2="4.3cm">
          <text:p/>
        </draw:line>
        <draw:line draw:style-name="gr2" draw:text-style-name="P1" draw:layer="layout" svg:x1="3.06cm" svg:y1="16.2cm" svg:x2="8.06cm" svg:y2="16.2cm">
          <text:p/>
        </draw:line>
        <draw:line draw:style-name="gr2" draw:text-style-name="P1" draw:layer="layout" svg:x1="3.06cm" svg:y1="15.2cm" svg:x2="8.06cm" svg:y2="15.2cm">
          <text:p/>
        </draw:line>
        <draw:line draw:style-name="gr2" draw:text-style-name="P1" draw:layer="layout" svg:x1="3.06cm" svg:y1="14.2cm" svg:x2="8.06cm" svg:y2="14.2cm">
          <text:p/>
        </draw:line>
        <draw:line draw:style-name="gr2" draw:text-style-name="P1" draw:layer="layout" svg:x1="3.06cm" svg:y1="13.2cm" svg:x2="8.06cm" svg:y2="13.2cm">
          <text:p/>
        </draw:line>
        <draw:line draw:style-name="gr2" draw:text-style-name="P1" draw:layer="layout" svg:x1="3.06cm" svg:y1="12.2cm" svg:x2="8.06cm" svg:y2="12.2cm">
          <text:p/>
        </draw:line>
        <draw:line draw:style-name="gr2" draw:text-style-name="P1" draw:layer="layout" svg:x1="3.06cm" svg:y1="11.2cm" svg:x2="8.06cm" svg:y2="11.2cm">
          <text:p/>
        </draw:line>
        <draw:line draw:style-name="gr2" draw:text-style-name="P1" draw:layer="layout" svg:x1="3.06cm" svg:y1="10.2cm" svg:x2="8.06cm" svg:y2="10.2cm">
          <text:p/>
        </draw:line>
        <draw:line draw:style-name="gr2" draw:text-style-name="P1" draw:layer="layout" svg:x1="3.06cm" svg:y1="9.2cm" svg:x2="8.06cm" svg:y2="9.2cm">
          <text:p/>
        </draw:line>
        <draw:line draw:style-name="gr2" draw:text-style-name="P1" draw:layer="layout" svg:x1="3.06cm" svg:y1="8.2cm" svg:x2="8.06cm" svg:y2="8.2cm">
          <text:p/>
        </draw:line>
        <draw:frame draw:style-name="gr3" draw:layer="layout" svg:width="1.031cm" svg:height="0.962cm" svg:x="1.7cm" svg:y="15.7cm">
          <draw:text-box>
            <text:p>0 </text:p>
          </draw:text-box>
        </draw:frame>
        <draw:line draw:style-name="gr2" draw:text-style-name="P1" draw:layer="layout" svg:x1="3.96cm" svg:y1="16.2cm" svg:x2="3.96cm" svg:y2="6.2cm">
          <text:p/>
        </draw:line>
        <draw:line draw:style-name="gr2" draw:text-style-name="P1" draw:layer="layout" svg:x1="4.96cm" svg:y1="16.2cm" svg:x2="4.96cm" svg:y2="6.2cm">
          <text:p/>
        </draw:line>
        <draw:frame draw:style-name="gr3" draw:layer="layout" svg:width="1.234cm" svg:height="1.114cm" svg:x="9.2cm" svg:y="11.3cm">
          <draw:text-box>
            <text:p><text:span text:style-name="T1">k</text:span><text:span text:style-name="T2">x</text:span> </text:p>
          </draw:text-box>
        </draw:frame>
        <draw:frame draw:style-name="gr4" draw:text-style-name="P2" draw:layer="layout" svg:width="1.259cm" svg:height="1.114cm" svg:x="1.701cm" svg:y="3.8cm">
          <draw:text-box>
            <text:p><text:span text:style-name="T1">k</text:span><text:span text:style-name="T2">y</text:span></text:p>
          </draw:text-box>
        </draw:frame>
        <draw:line draw:style-name="gr2" draw:text-style-name="P1" draw:layer="layout" svg:x1="3.06cm" svg:y1="7.2cm" svg:x2="8.06cm" svg:y2="7.2cm">
          <text:p/>
        </draw:line>
        <draw:line draw:style-name="gr2" draw:text-style-name="P1" draw:layer="layout" svg:x1="3.06cm" svg:y1="6.2cm" svg:x2="8.06cm" svg:y2="6.2cm">
          <text:p/>
        </draw:line>
        <draw:line draw:style-name="gr2" draw:text-style-name="P1" draw:layer="layout" svg:x1="6.06cm" svg:y1="16.2cm" svg:x2="6.06cm" svg:y2="6.2cm">
          <text:p/>
        </draw:line>
        <draw:line draw:style-name="gr2" draw:text-style-name="P1" draw:layer="layout" svg:x1="7.06cm" svg:y1="16.2cm" svg:x2="7.06cm" svg:y2="6.2cm">
          <text:p/>
        </draw:line>
        <draw:line draw:style-name="gr2" draw:text-style-name="P1" draw:layer="layout" svg:x1="8.06cm" svg:y1="16.2cm" svg:x2="8.06cm" svg:y2="6.2cm">
          <text:p/>
        </draw:line>
        <draw:frame draw:style-name="gr3" draw:text-style-name="P3" draw:layer="layout" svg:width="2.809cm" svg:height="1.214cm" svg:x="4.13cm" svg:y="4.5cm">
          <draw:text-box>
            <text:p><text:span text:style-name="T3">c(k</text:span><text:span text:style-name="T4">x</text:span><text:span text:style-name="T3">,k</text:span><text:span text:style-name="T4">y</text:span><text:span text:style-name="T3">)</text:span></text:p>
          </draw:text-box>
        </draw:frame>
        <draw:frame draw:style-name="gr3" draw:layer="layout" svg:width="1.243cm" svg:height="0.962cm" svg:x="1.501cm" svg:y="5.8cm">
          <draw:text-box>
            <text:p>-1 </text:p>
          </draw:text-box>
        </draw:frame>
        <draw:frame draw:style-name="gr3" draw:layer="layout" svg:width="1.488cm" svg:height="0.962cm" svg:x="1.433cm" svg:y="10.7cm">
          <draw:text-box>
            <text:p>nky</text:p>
          </draw:text-box>
        </draw:frame>
        <draw:frame draw:style-name="gr3" draw:layer="layout" svg:width="1.031cm" svg:height="0.962cm" svg:x="2.534cm" svg:y="16.5cm">
          <draw:text-box>
            <text:p>0 </text:p>
          </draw:text-box>
        </draw:frame>
        <draw:frame draw:style-name="gr5" draw:layer="layout" svg:width="2.041cm" svg:height="0.962cm" svg:x="1.2cm" svg:y="9.7cm">
          <draw:text-box>
            <text:p>-nky </text:p>
          </draw:text-box>
        </draw:frame>
        <draw:frame draw:style-name="gr3" draw:layer="layout" svg:width="1.031cm" svg:height="0.962cm" svg:x="3.532cm" svg:y="16.5cm">
          <draw:text-box>
            <text:p>1 </text:p>
          </draw:text-box>
        </draw:frame>
        <draw:frame draw:style-name="gr3" draw:layer="layout" svg:width="1.666cm" svg:height="0.962cm" svg:x="7.401cm" svg:y="16.5cm">
          <draw:text-box>
            <text:p>nkx </text:p>
          </draw:text-box>
        </draw:frame>
        <draw:frame draw:style-name="gr3" draw:layer="layout" svg:width="1.031cm" svg:height="0.962cm" svg:x="1.701cm" svg:y="14.8cm">
          <draw:text-box>
            <text:p>1 </text:p>
          </draw:text-box>
        </draw:frame>
        <draw:frame draw:style-name="gr3" draw:layer="layout" svg:width="1.243cm" svg:height="0.962cm" svg:x="1.502cm" svg:y="6.8cm">
          <draw:text-box>
            <text:p>-2 </text:p>
          </draw:text-box>
        </draw:frame>
        <draw:frame draw:style-name="gr3" draw:text-style-name="P4" draw:layer="layout" svg:width="1.383cm" svg:height="1.356cm" svg:x="0.6cm" svg:y="2.3cm">
          <draw:text-box>
            <text:p><text:span text:style-name="T5">a)</text:span></text:p>
          </draw:text-box>
        </draw:frame>
        <draw:line draw:style-name="gr1" draw:text-style-name="P1" draw:layer="layout" svg:x1="14.1cm" svg:y1="11.2cm" svg:x2="27.1cm" svg:y2="11.2cm">
          <text:p/>
        </draw:line>
        <draw:line draw:style-name="gr2" draw:text-style-name="P1" draw:layer="layout" svg:x1="19.36cm" svg:y1="11.2cm" svg:x2="24.36cm" svg:y2="11.2cm">
          <text:p/>
        </draw:line>
        <draw:line draw:style-name="gr2" draw:text-style-name="P1" draw:layer="layout" svg:x1="20.26cm" svg:y1="16.2cm" svg:x2="20.26cm" svg:y2="6.2cm">
          <text:p/>
        </draw:line>
        <draw:line draw:style-name="gr6" draw:text-style-name="P1" draw:layer="layout" svg:x1="21.26cm" svg:y1="16.2cm" svg:x2="21.26cm" svg:y2="6.2cm">
          <text:p/>
        </draw:line>
        <draw:frame draw:style-name="gr3" draw:layer="layout" svg:width="1.586cm" svg:height="1.114cm" svg:x="26.4cm" svg:y="11.3cm">
          <draw:text-box>
            <text:p><text:span text:style-name="T1">2k</text:span><text:span text:style-name="T2">x</text:span> </text:p>
          </draw:text-box>
        </draw:frame>
        <draw:frame draw:style-name="gr4" draw:text-style-name="P2" draw:layer="layout" svg:width="1.699cm" svg:height="1.114cm" svg:x="13.101cm" svg:y="3.7cm">
          <draw:text-box>
            <text:p><text:span text:style-name="T1">k</text:span><text:span text:style-name="T2">y</text:span></text:p>
          </draw:text-box>
        </draw:frame>
        <draw:line draw:style-name="gr2" draw:text-style-name="P1" draw:layer="layout" svg:x1="14.36cm" svg:y1="6.2cm" svg:x2="25.36cm" svg:y2="6.2cm">
          <text:p/>
        </draw:line>
        <draw:line draw:style-name="gr2" draw:text-style-name="P1" draw:layer="layout" svg:x1="22.36cm" svg:y1="16.2cm" svg:x2="22.36cm" svg:y2="6.2cm">
          <text:p/>
        </draw:line>
        <draw:line draw:style-name="gr6" draw:text-style-name="P1" draw:layer="layout" svg:x1="23.36cm" svg:y1="16.2cm" svg:x2="23.36cm" svg:y2="6.2cm">
          <text:p/>
        </draw:line>
        <draw:line draw:style-name="gr2" draw:text-style-name="P1" draw:layer="layout" svg:x1="24.36cm" svg:y1="16.2cm" svg:x2="24.36cm" svg:y2="6.2cm">
          <text:p/>
        </draw:line>
        <draw:frame draw:style-name="gr3" draw:text-style-name="P3" draw:layer="layout" svg:width="8.924cm" svg:height="1.214cm" svg:x="14.73cm" svg:y="4.6cm">
          <draw:text-box>
            <text:p><text:span text:style-name="T3">[ R(c(k</text:span><text:span text:style-name="T4">x</text:span><text:span text:style-name="T3">,k</text:span><text:span text:style-name="T4">y</text:span><text:span text:style-name="T3">)) <text:s/>| <text:s text:c="2"/>I(c(k</text:span><text:span text:style-name="T4">x</text:span><text:span text:style-name="T3">,</text:span><text:span text:style-name="T4"> </text:span><text:span text:style-name="T3">k</text:span><text:span text:style-name="T4">y</text:span><text:span text:style-name="T3">)) ]</text:span></text:p>
          </draw:text-box>
        </draw:frame>
        <draw:line draw:style-name="gr7" draw:text-style-name="P1" draw:layer="layout" svg:x1="14.26cm" svg:y1="16.2cm" svg:x2="14.26cm" svg:y2="6.2cm">
          <text:p/>
        </draw:line>
        <draw:frame draw:style-name="gr3" draw:text-style-name="P4" draw:layer="layout" svg:width="1.433cm" svg:height="1.356cm" svg:x="12.701cm" svg:y="2.3cm">
          <draw:text-box>
            <text:p><text:span text:style-name="T5">b)</text:span></text:p>
          </draw:text-box>
        </draw:frame>
        <draw:frame draw:style-name="gr3" draw:layer="layout" svg:width="1.031cm" svg:height="0.962cm" svg:x="12.7cm" svg:y="15.7cm">
          <draw:text-box>
            <text:p>0 </text:p>
          </draw:text-box>
        </draw:frame>
        <draw:frame draw:style-name="gr3" draw:layer="layout" svg:width="1.243cm" svg:height="0.962cm" svg:x="12.501cm" svg:y="5.8cm">
          <draw:text-box>
            <text:p>-1 </text:p>
          </draw:text-box>
        </draw:frame>
        <draw:frame draw:style-name="gr3" draw:layer="layout" svg:width="1.488cm" svg:height="0.962cm" svg:x="12.433cm" svg:y="10.7cm">
          <draw:text-box>
            <text:p>nky</text:p>
          </draw:text-box>
        </draw:frame>
        <draw:frame draw:style-name="gr3" draw:layer="layout" svg:width="1.031cm" svg:height="0.962cm" svg:x="12.701cm" svg:y="14.8cm">
          <draw:text-box>
            <text:p>1 </text:p>
          </draw:text-box>
        </draw:frame>
        <draw:frame draw:style-name="gr3" draw:layer="layout" svg:width="1.243cm" svg:height="0.962cm" svg:x="12.502cm" svg:y="6.8cm">
          <draw:text-box>
            <text:p>-2 </text:p>
          </draw:text-box>
        </draw:frame>
        <draw:frame draw:style-name="gr5" draw:layer="layout" svg:width="2.041cm" svg:height="0.962cm" svg:x="12.201cm" svg:y="9.7cm">
          <draw:text-box>
            <text:p>-nky </text:p>
          </draw:text-box>
        </draw:frame>
        <draw:line draw:style-name="gr2" draw:text-style-name="P1" draw:layer="layout" svg:x1="14.36cm" svg:y1="7.2cm" svg:x2="25.36cm" svg:y2="7.2cm">
          <text:p/>
        </draw:line>
        <draw:line draw:style-name="gr2" draw:text-style-name="P1" draw:layer="layout" svg:x1="14.36cm" svg:y1="8.2cm" svg:x2="25.36cm" svg:y2="8.2cm">
          <text:p/>
        </draw:line>
        <draw:line draw:style-name="gr2" draw:text-style-name="P1" draw:layer="layout" svg:x1="14.36cm" svg:y1="9.2cm" svg:x2="25.36cm" svg:y2="9.2cm">
          <text:p/>
        </draw:line>
        <draw:line draw:style-name="gr2" draw:text-style-name="P1" draw:layer="layout" svg:x1="14.36cm" svg:y1="10.2cm" svg:x2="25.36cm" svg:y2="10.2cm">
          <text:p/>
        </draw:line>
        <draw:line draw:style-name="gr2" draw:text-style-name="P1" draw:layer="layout" svg:x1="14.36cm" svg:y1="12.2cm" svg:x2="25.36cm" svg:y2="12.2cm">
          <text:p/>
        </draw:line>
        <draw:line draw:style-name="gr2" draw:text-style-name="P1" draw:layer="layout" svg:x1="14.36cm" svg:y1="13.2cm" svg:x2="25.36cm" svg:y2="13.2cm">
          <text:p/>
        </draw:line>
        <draw:line draw:style-name="gr2" draw:text-style-name="P1" draw:layer="layout" svg:x1="14.36cm" svg:y1="14.2cm" svg:x2="25.36cm" svg:y2="14.2cm">
          <text:p/>
        </draw:line>
        <draw:line draw:style-name="gr2" draw:text-style-name="P1" draw:layer="layout" svg:x1="14.36cm" svg:y1="15.2cm" svg:x2="25.36cm" svg:y2="15.2cm">
          <text:p/>
        </draw:line>
        <draw:line draw:style-name="gr2" draw:text-style-name="P1" draw:layer="layout" svg:x1="14.36cm" svg:y1="16.2cm" svg:x2="25.36cm" svg:y2="16.2cm">
          <text:p/>
        </draw:line>
        <draw:line draw:style-name="gr6" draw:text-style-name="P1" draw:layer="layout" svg:x1="15.16cm" svg:y1="16.2cm" svg:x2="15.16cm" svg:y2="6.2cm">
          <text:p/>
        </draw:line>
        <draw:line draw:style-name="gr2" draw:text-style-name="P1" draw:layer="layout" svg:x1="16.16cm" svg:y1="16.2cm" svg:x2="16.16cm" svg:y2="6.2cm">
          <text:p/>
        </draw:line>
        <draw:line draw:style-name="gr6" draw:text-style-name="P1" draw:layer="layout" svg:x1="17.26cm" svg:y1="16.2cm" svg:x2="17.26cm" svg:y2="6.2cm">
          <text:p/>
        </draw:line>
        <draw:line draw:style-name="gr2" draw:text-style-name="P1" draw:layer="layout" svg:x1="18.26cm" svg:y1="16.2cm" svg:x2="18.26cm" svg:y2="6.2cm">
          <text:p/>
        </draw:line>
        <draw:line draw:style-name="gr6" draw:text-style-name="P1" draw:layer="layout" svg:x1="19.26cm" svg:y1="16.2cm" svg:x2="19.26cm" svg:y2="6.2cm">
          <text:p/>
        </draw:line>
        <draw:line draw:style-name="gr6" draw:text-style-name="P1" draw:layer="layout" svg:x1="25.36cm" svg:y1="16.2cm" svg:x2="25.36cm" svg:y2="6.2cm">
          <text:p/>
        </draw:line>
        <draw:frame draw:style-name="gr3" draw:text-style-name="P2" draw:layer="layout" svg:width="1.734cm" svg:height="0.962cm" svg:x="13.335cm" svg:y="16.5cm">
          <draw:text-box>
            <text:p><text:span text:style-name="T1">R(0)</text:span></text:p>
          </draw:text-box>
        </draw:frame>
        <draw:frame draw:style-name="gr8" draw:text-style-name="P2" draw:layer="layout" svg:width="1.864cm" svg:height="0.962cm" svg:x="14.436cm" svg:y="18.2cm">
          <draw:text-box>
            <text:p><text:span text:style-name="T1">I(0)</text:span></text:p>
          </draw:text-box>
        </draw:frame>
        <draw:line draw:style-name="gr9" draw:text-style-name="P1" draw:layer="layout" svg:x1="15.167cm" svg:y1="18cm" svg:x2="15.167cm" svg:y2="16.5cm">
          <text:p/>
        </draw:line>
        <draw:frame draw:style-name="gr3" draw:text-style-name="P2" draw:layer="layout" svg:width="1.734cm" svg:height="0.962cm" svg:x="15.335cm" svg:y="16.5cm">
          <draw:text-box>
            <text:p><text:span text:style-name="T1">R(1)</text:span></text:p>
          </draw:text-box>
        </draw:frame>
        <draw:line draw:style-name="gr9" draw:text-style-name="P1" draw:layer="layout" svg:x1="17.269cm" svg:y1="18cm" svg:x2="17.269cm" svg:y2="16.613cm">
          <text:p/>
        </draw:line>
        <draw:frame draw:style-name="gr8" draw:text-style-name="P2" draw:layer="layout" svg:width="1.864cm" svg:height="0.962cm" svg:x="16.737cm" svg:y="18.2cm">
          <draw:text-box>
            <text:p><text:span text:style-name="T1">I(1) </text:span></text:p>
          </draw:text-box>
        </draw:frame>
        <draw:frame draw:style-name="gr3" draw:text-style-name="P2" draw:layer="layout" svg:width="2.475cm" svg:height="0.962cm" svg:x="22.335cm" svg:y="17.4cm">
          <draw:text-box>
            <text:p><text:span text:style-name="T1">R(nkx)</text:span></text:p>
          </draw:text-box>
        </draw:frame>
        <draw:line draw:style-name="gr9" draw:text-style-name="P1" draw:layer="layout" svg:x1="25.369cm" svg:y1="18.126cm" svg:x2="25.369cm" svg:y2="16.626cm">
          <text:p/>
        </draw:line>
        <draw:frame draw:style-name="gr3" draw:text-style-name="P2" draw:layer="layout" svg:width="2.195cm" svg:height="0.962cm" svg:x="24.536cm" svg:y="18.2cm">
          <draw:text-box>
            <text:p><text:span text:style-name="T1">I(nkx)</text:span></text:p>
          </draw:text-box>
        </draw:frame>
        <draw:line draw:style-name="gr9" draw:text-style-name="P1" draw:layer="layout" svg:x1="23.6cm" svg:y1="17.4cm" svg:x2="24.2cm" svg:y2="16.6cm">
          <text:p/>
        </draw:line>
        <draw:line draw:style-name="gr1" draw:text-style-name="P1" draw:layer="layout" svg:x1="14.26cm" svg:y1="16.3cm" svg:x2="14.26cm" svg:y2="4.3cm">
          <text:p/>
        </draw:line>
        <draw:frame draw:style-name="gr3" draw:text-style-name="P3" draw:layer="layout" svg:width="3.657cm" svg:height="1.214cm" svg:x="14.73cm" svg:y="3.2cm">
          <draw:text-box>
            <text:p><text:span text:style-name="T3">f(2k</text:span><text:span text:style-name="T4">x</text:span><text:span text:style-name="T3">,k</text:span><text:span text:style-name="T4">y</text:span><text:span text:style-name="T3">) =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5H17M3S</meta:editing-duration>
    <meta:editing-cycles>20</meta:editing-cycles>
    <dc:date>2015-10-15T15:48:04.075252572</dc:date>
    <dc:creator>borth </dc:creator>
    <meta:generator>LibreOffice/4.2.8.2$Linux_X86_64 LibreOffice_project/420m0$Build-2</meta:generator>
    <meta:document-statistic meta:object-count="100"/>
  </office:meta>
</office:document-meta>
</file>